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f8492" officeooo:paragraph-rsid="001f8492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variant="normal" fo:text-transform="none" fo:color="#0d0d0d" style:font-name="Times New Roman" fo:font-size="14pt" fo:letter-spacing="normal" fo:font-style="normal" style:text-underline-style="none" fo:font-weight="normal" officeooo:rsid="0018f8df" officeooo:paragraph-rsid="0018f8d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81191" officeooo:paragraph-rsid="001811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bold" officeooo:rsid="00181191" officeooo:paragraph-rsid="00181191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Times New Roman" fo:font-size="14pt" style:text-underline-style="none" fo:font-weight="bold" officeooo:rsid="00181191" officeooo:paragraph-rsid="00181191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1191" officeooo:paragraph-rsid="0018119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f8df" officeooo:paragraph-rsid="0018f8d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9d7c0" officeooo:paragraph-rsid="0019d7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8f8df" officeooo:paragraph-rsid="0018f8d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9d7c0" officeooo:paragraph-rsid="0019d7c0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bold" officeooo:rsid="001e2ace" officeooo:paragraph-rsid="001e2ac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e7717" officeooo:paragraph-rsid="001e771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8f8df" style:font-size-asian="14pt" style:font-size-complex="14pt"/>
    </style:style>
    <style:style style:name="P14" style:family="paragraph" style:parent-style-name="Standard" style:list-style-name="L1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style:text-underline-style="none" fo:font-weight="normal" officeooo:rsid="0018f8df" officeooo:paragraph-rsid="0018f8df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9d7c0" officeooo:paragraph-rsid="0019d7c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normal" style:text-underline-style="none" fo:font-weight="normal" officeooo:rsid="001d0f13" officeooo:paragraph-rsid="001d707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style:text-underline-style="none" fo:font-weight="normal" officeooo:rsid="001b8887" officeooo:paragraph-rsid="001b8887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fo:font-weight="normal" officeooo:paragraph-rsid="001d707f" style:font-size-asian="14pt" style:font-size-complex="14pt"/>
    </style:style>
    <style:style style:name="P19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fo:font-style="italic" fo:font-weight="normal" officeooo:rsid="0021f85b" officeooo:paragraph-rsid="0021f85b" style:font-size-asian="14pt" style:font-size-complex="14pt"/>
    </style:style>
    <style:style style:name="P20" style:family="paragraph" style:parent-style-name="Standard" style:list-style-name="L3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e2ace" style:font-size-asian="14pt" style:font-size-complex="14pt"/>
    </style:style>
    <style:style style:name="P21" style:family="paragraph" style:parent-style-name="Standard" style:list-style-name="L4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f8492" style:font-size-asian="14pt" style:font-size-complex="14pt"/>
    </style:style>
    <style:style style:name="P22" style:family="paragraph" style:parent-style-name="Standard" style:list-style-name="L5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paragraph-rsid="001f8492" style:font-size-asian="14pt" style:font-size-complex="14pt"/>
    </style:style>
    <style:style style:name="P23" style:family="paragraph" style:parent-style-name="Standard" style:list-style-name="L3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rsid="001e2ace" officeooo:paragraph-rsid="001e2ace" style:font-size-asian="14pt" style:font-size-complex="14pt"/>
    </style:style>
    <style:style style:name="P24" style:family="paragraph" style:parent-style-name="Standard" style:list-style-name="L5">
      <style:paragraph-properties fo:margin-top="0.0398in" fo:margin-bottom="0.0398in" loext:contextual-spacing="false" fo:line-height="150%" fo:text-align="start" style:justify-single-word="false"/>
      <style:text-properties style:font-name="Times New Roman" fo:font-size="14pt" officeooo:rsid="001fb526" officeooo:paragraph-rsid="001fb526" style:font-size-asian="14pt" style:font-size-complex="14pt"/>
    </style:style>
    <style:style style:name="P25" style:family="paragraph" style:parent-style-name="Standard" style:list-style-name="L2">
      <style:paragraph-properties fo:margin-top="0.0398in" fo:margin-bottom="0.0398in" loext:contextual-spacing="false" fo:line-height="150%" fo:text-align="start" style:justify-single-word="false"/>
      <style:text-properties fo:font-variant="normal" fo:text-transform="none" fo:color="#0d0d0d" fo:letter-spacing="normal" fo:font-style="normal" officeooo:paragraph-rsid="0021f85b" style:font-style-asian="normal" style:font-style-complex="normal"/>
    </style:style>
    <style:style style:name="P26" style:family="paragraph" style:parent-style-name="Standard" style:list-style-name="L2">
      <style:paragraph-properties fo:margin-top="0in" fo:margin-bottom="0in" loext:contextual-spacing="false" fo:line-height="150%" fo:text-align="start" style:justify-single-word="false"/>
      <style:text-properties officeooo:paragraph-rsid="0021f85b"/>
    </style:style>
    <style:style style:name="T1" style:family="text">
      <style:text-properties officeooo:rsid="0019d7c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e2ac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f8492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0f13" style:font-style-asian="normal" style:font-style-complex="normal"/>
    </style:style>
    <style:style style:name="T8" style:family="text">
      <style:text-properties fo:font-style="normal" officeooo:rsid="001fb526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e2ac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f3f8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f8492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1f85b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d0d0d" fo:letter-spacing="normal" fo:font-style="normal" style:font-style-asian="normal" style:font-style-complex="normal"/>
    </style:style>
    <style:style style:name="T15" style:family="text">
      <style:text-properties fo:font-variant="normal" fo:text-transform="none" fo:color="#0d0d0d" fo:letter-spacing="normal" fo:font-style="normal" officeooo:rsid="001d707f" style:font-style-asian="normal" style:font-style-complex="normal"/>
    </style:style>
    <style:style style:name="T16" style:family="text">
      <style:text-properties fo:font-variant="normal" fo:text-transform="none" fo:color="#0d0d0d" fo:letter-spacing="normal" fo:font-style="normal" officeooo:rsid="00241858" style:font-style-asian="normal" style:font-style-complex="normal"/>
    </style:style>
    <style:style style:name="T17" style:family="text">
      <style:text-properties fo:font-variant="normal" fo:text-transform="none" fo:color="#0d0d0d" fo:letter-spacing="normal" fo:font-style="normal" style:text-underline-style="none" fo:font-weight="normal" officeooo:rsid="0018f8df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d0d0d" fo:letter-spacing="normal" fo:font-style="normal" style:text-underline-style="none" fo:font-weight="normal" officeooo:rsid="001f3f84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d0d0d" fo:letter-spacing="normal" fo:font-style="normal" style:text-underline-style="none" fo:font-weight="normal" officeooo:rsid="001e2ace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d0d0d" fo:letter-spacing="normal" style:font-style-asian="italic" style:font-style-complex="italic"/>
    </style:style>
    <style:style style:name="T21" style:family="text">
      <style:text-properties fo:font-variant="normal" fo:text-transform="none" fo:color="#0d0d0d" style:font-name="Times New Roman" fo:font-size="14pt" fo:letter-spacing="normal" fo:font-style="normal" fo:font-weight="normal" officeooo:rsid="0021f85b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d0d0d" style:font-name="Times New Roman" fo:font-size="14pt" fo:letter-spacing="normal" fo:font-style="italic" fo:font-weight="normal" officeooo:rsid="0021f85b" style:font-size-asian="14pt" style:font-style-asian="italic" style:font-size-complex="14pt" style:font-style-complex="italic"/>
    </style:style>
    <style:style style:name="T23" style:family="text">
      <style:text-properties officeooo:rsid="001f3f84"/>
    </style:style>
    <style:style style:name="T24" style:family="text">
      <style:text-properties officeooo:rsid="001fb526"/>
    </style:style>
    <style:style style:name="T25" style:family="text">
      <style:text-properties style:text-underline-style="none" officeooo:rsid="001d0f13" style:font-style-asian="italic" style:font-weight-asian="normal" style:font-style-complex="italic" style:font-weight-complex="normal"/>
    </style:style>
    <style:style style:name="T26" style:family="text">
      <style:text-properties style:text-underline-style="none" officeooo:rsid="001d707f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OOL MANAGEMENT SYSTEM PROJECT PROPOSAL</text:p>
      <text:p text:style-name="P4">1.0 Introduction</text:p>
      <text:p text:style-name="P6">The purpose of this proposal is to outline the details and features of the proposed system in a structured and comprehensive manner.</text:p>
      <text:p text:style-name="P6"/>
      <text:p text:style-name="P4">2.0 Objectives</text:p>
      <text:p text:style-name="P7">The goals of the system are as follows:</text:p>
      <text:list xml:id="list2586332086" text:style-name="L1">
        <text:list-item>
          <text:p text:style-name="P14">Centralize administrative tasks such as student records, teachers records, grades, students attendance and financial information.</text:p>
        </text:list-item>
        <text:list-item>
          <text:p text:style-name="P14">Develop a user-friendly, scalable and secure school management system</text:p>
        </text:list-item>
        <text:list-item>
          <text:p text:style-name="P14">Facilitate seamless communication between administrators, teachers, parents and students.</text:p>
        </text:list-item>
        <text:list-item>
          <text:p text:style-name="P14">Improve decision making process through data-driven and analytic insights</text:p>
        </text:list-item>
      </text:list>
      <text:p text:style-name="P6"/>
      <text:p text:style-name="P4">3.0 Scope</text:p>
      <text:p text:style-name="P9">3.<text:span text:style-name="T1">1 </text:span>Modules and Functionalities</text:p>
      <text:list xml:id="list30309693" text:style-name="L2">
        <text:list-item>
          <text:p text:style-name="P15"><text:span text:style-name="T2">Student: </text:span>This contains students details such as bio data, contact and enrollment details.</text:p>
        </text:list-item>
        <text:list-item>
          <text:p text:style-name="P17">Teacher: <text:span text:style-name="T8">This module will manage teachers information such as details, performance etc</text:span></text:p>
        </text:list-item>
        <text:list-item>
          <text:p text:style-name="P17">Attendance: <text:span text:style-name="T6">Captures student attendance </text:span></text:p>
        </text:list-item>
        <text:list-item>
          <text:p text:style-name="P17">Fee Management: <text:span text:style-name="T7">Manages fees collection and tracks payment history.</text:span></text:p>
        </text:list-item>
        <text:list-item>
          <text:p text:style-name="P18"><text:span text:style-name="T25">P</text:span><text:span text:style-name="T26">arents: </text:span><text:span text:style-name="T14">Provides parents with access to their child's academic records, attendance, </text:span><text:span text:style-name="T15">payment details</text:span><text:span text:style-name="T14"> and communication with teachers and administrators.</text:span></text:p>
        </text:list-item>
        <text:list-item>
          <text:p text:style-name="P26"><text:soft-page-break/><text:span text:style-name="T22">Dashboards and Reports:</text:span><text:span text:style-name="T21"> Analyze data collected from various modules to identify trends, patterns and areas of improvement</text:span></text:p>
          <text:p text:style-name="P25"/>
        </text:list-item>
        <text:list-item>
          <text:p text:style-name="P19"><text:span text:style-name="T20">Admin:</text:span><text:span text:style-name="T14"> Create, delete and update user accounts. Assign roles and permissions based on their responsibilities. Reset passwords and manage user authen</text:span><text:span text:style-name="T16">t</text:span><text:span text:style-name="T14">ication.</text:span></text:p>
          <text:p text:style-name="P16"/>
        </text:list-item>
      </text:list>
      <text:p text:style-name="P9">3.<text:span text:style-name="T1">2 </text:span>User roles and permissions</text:p>
      <text:p text:style-name="P13"><text:span text:style-name="T17">The </text:span><text:span text:style-name="T18">system</text:span><text:span text:style-name="T17"> </text:span><text:span text:style-name="T18">shall</text:span><text:span text:style-name="T17"> include user roles and permissions to ensure appropriate access control and data security. User roles may include administrators, teachers, </text:span><text:span text:style-name="T19">and</text:span><text:span text:style-name="T17"> parents, </text:span>each with specific permissions based on their responsibilities and needs within the system.</text:p>
      <text:p text:style-name="P13"/>
      <text:p text:style-name="P9">3.3 <text:span text:style-name="T1">Integration Points</text:span></text:p>
      <text:p text:style-name="P2">The front-end will be seamlessly integrated with the back-end components of the School Management System, including databases, APIs, and third-party services. This integration will ensure real-time data synchronization and smooth communication between the front-end and back-end systems.</text:p>
      <text:p text:style-name="P2"/>
      <text:p text:style-name="P10">3.4 Technology Stack</text:p>
      <text:p text:style-name="P11">3.4.1 Front-end</text:p>
      <text:p text:style-name="P12">This section allows the users to interact with the system. <text:span text:style-name="T23">It will be developed using modern web technologies that include:</text:span></text:p>
      <text:list xml:id="list641833874" text:style-name="L3">
        <text:list-item>
          <text:p text:style-name="P20"><text:span text:style-name="T4">React.js:</text:span><text:span text:style-name="T10"> </text:span><text:span text:style-name="T11">This is an open source Java</text:span><text:span text:style-name="T13">s</text:span><text:span text:style-name="T11">cript front-end library that allows creation of dynamic and interactive user interfaces.</text:span></text:p>
        </text:list-item>
        <text:list-item>
          <text:p text:style-name="P23"><text:span text:style-name="T3">CSS: </text:span><text:span text:style-name="T12">Will be used to style React.js components making it appealing</text:span></text:p>
        </text:list-item>
      </text:list>
      <text:p text:style-name="P11">3.4.2 Back-end</text:p>
      <text:p text:style-name="P1"><text:soft-page-break/>The back-end will be developed using a technology stack suitable for building scalable and efficient APIs. <text:span text:style-name="T24">The technology that will be used include:</text:span></text:p>
      <text:list xml:id="list1348152647" text:style-name="L4">
        <text:list-item>
          <text:p text:style-name="P21"><text:span text:style-name="T5">Programming Languages: </text:span><text:span text:style-name="T12">Javascript – Node.js</text:span></text:p>
        </text:list-item>
      </text:list>
      <text:list xml:id="list2568569825" text:style-name="L5">
        <text:list-item>
          <text:p text:style-name="P22"><text:span text:style-name="T5">Framework: </text:span><text:span text:style-name="T12">Express.js</text:span></text:p>
        </text:list-item>
        <text:list-item>
          <text:p text:style-name="P24"><text:span text:style-name="T5">D</text:span><text:span text:style-name="T3">atabases: </text:span><text:span text:style-name="T9">MongoDB</text:span></text:p>
        </text:list-item>
      </text:list>
      <text:p text:style-name="P11"/>
      <text:p text:style-name="P11"/>
      <text:p text:style-name="P8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9:35:43.035478507</meta:creation-date>
    <dc:date>2024-02-28T21:02:55.756651425</dc:date>
    <meta:editing-duration>PT39M2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34" meta:word-count="369" meta:character-count="2566" meta:non-whitespace-character-count="2245"/>
  </office:meta>
</office:document-meta>
</file>